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5" style:family="paragraph" style:parent-style-name="Standard">
      <style:paragraph-properties fo:break-before="page"/>
      <style:text-properties officeooo:rsid="00150b9f" officeooo:paragraph-rsid="00150b9f"/>
    </style:style>
    <style:style style:name="P6" style:family="paragraph" style:parent-style-name="Standard">
      <style:text-properties officeooo:rsid="00150b9f" officeooo:paragraph-rsid="00150b9f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>
      <style:text-properties officeooo:rsid="00150b9f" officeooo:paragraph-rsid="00150b9f"/>
    </style:style>
    <style:style style:name="P9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">Pregunta 1:</text:span></text:span> ¿Qué es un filtro en el contexto de la línea de comandos de Linux?</text:p>
      <text:p text:style-name="P7"><text:span text:style-name="Strong_20_Emphasis"><text:span text:style-name="T1">Respuesta 1:</text:span></text:span> Un filtro es un programa o comando que toma una secuencia de texto como entrada, realiza operaciones en ella y produce una salida modificada.</text:p>
      <text:p text:style-name="Horizontal_20_Line"/>
      <text:p text:style-name="P7"><text:span text:style-name="Strong_20_Emphasis"><text:span text:style-name="T1">Pregunta 2:</text:span></text:span> ¿Cuál es el comando para mostrar las primeras líneas de un archivo de texto en la línea de comandos?</text:p>
      <text:p text:style-name="P7"><text:span text:style-name="Strong_20_Emphasis"><text:span text:style-name="T1">Respuesta 2:</text:span></text:span> El comando para mostrar las primeras líneas de un archivo de texto es <text:span text:style-name="Source_20_Text"><text:span text:style-name="T1">head</text:span></text:span>.</text:p>
      <text:p text:style-name="Horizontal_20_Line"/>
      <text:p text:style-name="P7"><text:span text:style-name="Strong_20_Emphasis"><text:span text:style-name="T1">Pregunta 3:</text:span></text:span> ¿Cuál es el comando para mostrar las últimas líneas de un archivo de texto en la línea de comandos?</text:p>
      <text:p text:style-name="P7"><text:span text:style-name="Strong_20_Emphasis"><text:span text:style-name="T1">Respuesta 3:</text:span></text:span> El comando para mostrar las últimas líneas de un archivo de texto es <text:span text:style-name="Source_20_Text"><text:span text:style-name="T1">tail</text:span></text:span>.</text:p>
      <text:p text:style-name="Horizontal_20_Line"/>
      <text:p text:style-name="P7"><text:span text:style-name="Strong_20_Emphasis"><text:span text:style-name="T1">Pregunta 4:</text:span></text:span> ¿Cuál es el propósito del comando <text:span text:style-name="Source_20_Text"><text:span text:style-name="T1">grep</text:span></text:span> en la línea de comandos?</text:p>
      <text:p text:style-name="P7"><text:span text:style-name="Strong_20_Emphasis"><text:span text:style-name="T1">Respuesta 4:</text:span></text:span> El propósito del comando <text:span text:style-name="Source_20_Text"><text:span text:style-name="T1">grep</text:span></text:span> es buscar y filtrar líneas de texto que coincidan con un patrón especificado.</text:p>
      <text:p text:style-name="Horizontal_20_Line"/>
      <text:p text:style-name="P7"><text:span text:style-name="Strong_20_Emphasis"><text:span text:style-name="T1">Pregunta 5:</text:span></text:span> ¿Cuál es el comando para reemplazar texto en un archivo de texto en la línea de comandos?</text:p>
      <text:p text:style-name="P7"><text:span text:style-name="Strong_20_Emphasis"><text:span text:style-name="T1">Respuesta 5:</text:span></text:span> El comando para reemplazar texto en un archivo de texto es <text:span text:style-name="Source_20_Text"><text:span text:style-name="T1">sed</text:span></text:span> (Stream Editor).</text:p>
      <text:p text:style-name="Horizontal_20_Line"/>
      <text:p text:style-name="P7"><text:span text:style-name="Strong_20_Emphasis"><text:span text:style-name="T1">Pregunta 6:</text:span></text:span> ¿Cuál es el comando para contar las palabras en un archivo de texto en la línea de comandos?</text:p>
      <text:p text:style-name="P7"><text:span text:style-name="Strong_20_Emphasis"><text:span text:style-name="T1">Respuesta 6:</text:span></text:span> El comando para contar las palabras en un archivo de texto es <text:span text:style-name="Source_20_Text"><text:span text:style-name="T1">wc</text:span></text:span> (word count).</text:p>
      <text:p text:style-name="Horizontal_20_Line"/>
      <text:p text:style-name="P7"><text:span text:style-name="Strong_20_Emphasis"><text:span text:style-name="T1">Pregunta 7:</text:span></text:span> ¿Cuál es el comando para ordenar las líneas de un archivo de texto en la línea de comandos?</text:p>
      <text:p text:style-name="P7"><text:span text:style-name="Strong_20_Emphasis"><text:span text:style-name="T1">Respuesta 7:</text:span></text:span> El comando para ordenar las líneas de un archivo de texto es <text:span text:style-name="Source_20_Text"><text:span text:style-name="T1">sort</text:span></text:span>.</text:p>
      <text:p text:style-name="Horizontal_20_Line"/>
      <text:p text:style-name="P7"><text:soft-page-break/><text:span text:style-name="Strong_20_Emphasis"><text:span text:style-name="T1">Pregunta 8:</text:span></text:span> ¿Qué es un "pipe" (<text:span text:style-name="Source_20_Text"><text:span text:style-name="T1">|</text:span></text:span>) en la línea de comandos y cómo se utiliza con filtros?</text:p>
      <text:p text:style-name="P7"><text:span text:style-name="Strong_20_Emphasis"><text:span text:style-name="T1">Respuesta 8:</text:span></text:span> Un pipe (<text:span text:style-name="Source_20_Text"><text:span text:style-name="T1">|</text:span></text:span>) es un operador que permite enviar la salida de un comando como entrada a otro. Se utiliza para encadenar filtros y realizar operaciones complejas en secuencias de texto.</text:p>
      <text:p text:style-name="Horizontal_20_Line"/>
      <text:p text:style-name="P7"><text:span text:style-name="Strong_20_Emphasis"><text:span text:style-name="T1">Pregunta 9:</text:span></text:span> ¿Cuál es el comando para buscar y reemplazar texto en un archivo de texto en la línea de comandos?</text:p>
      <text:p text:style-name="P7"><text:span text:style-name="Strong_20_Emphasis"><text:span text:style-name="T1">Respuesta 9:</text:span></text:span> El comando para buscar y reemplazar texto en un archivo de texto es <text:span text:style-name="Source_20_Text"><text:span text:style-name="T1">sed</text:span></text:span> (Stream Editor) con la opción <text:span text:style-name="Source_20_Text"><text:span text:style-name="T1">-i</text:span></text:span> para realizar cambios en el archivo original.</text:p>
      <text:p text:style-name="Horizontal_20_Line"/>
      <text:p text:style-name="P7"><text:span text:style-name="Strong_20_Emphasis"><text:span text:style-name="T1">Pregunta 10:</text:span></text:span> ¿Cuál es el propósito del comando <text:span text:style-name="Source_20_Text"><text:span text:style-name="T1">cut</text:span></text:span> en la línea de comandos?</text:p>
      <text:p text:style-name="P7"><text:span text:style-name="Strong_20_Emphasis"><text:span text:style-name="T1">Respuesta 10:</text:span></text:span> El propósito del comando <text:span text:style-name="Source_20_Text"><text:span text:style-name="T1">cut</text:span></text:span> es recortar (extraer) secciones específicas de cada línea de texto.</text:p>
      <text:p text:style-name="Horizontal_20_Line"/>
      <text:p text:style-name="P7"><text:span text:style-name="Strong_20_Emphasis"><text:span text:style-name="T1">Pregunta 11:</text:span></text:span> ¿Cuál es el comando para buscar patrones en archivos de registro (logs) en la línea de comandos?</text:p>
      <text:p text:style-name="P7"><text:span text:style-name="Strong_20_Emphasis"><text:span text:style-name="T1">Respuesta 11:</text:span></text:span> El comando para buscar patrones en archivos de registro es <text:span text:style-name="Source_20_Text"><text:span text:style-name="T1">grep</text:span></text:span>.</text:p>
      <text:p text:style-name="Horizontal_20_Line"/>
      <text:p text:style-name="P7"><text:span text:style-name="Strong_20_Emphasis"><text:span text:style-name="T1">Pregunta 12:</text:span></text:span> ¿Cuál es el propósito del comando <text:span text:style-name="Source_20_Text"><text:span text:style-name="T1">awk</text:span></text:span> en la línea de comandos?</text:p>
      <text:p text:style-name="P7"><text:span text:style-name="Strong_20_Emphasis"><text:span text:style-name="T1">Respuesta 12:</text:span></text:span> El propósito del comando <text:span text:style-name="Source_20_Text"><text:span text:style-name="T1">awk</text:span></text:span> es un lenguaje de programación de texto que se utiliza para procesar y transformar datos de texto.</text:p>
      <text:p text:style-name="Horizontal_20_Line"/>
      <text:p text:style-name="P7"><text:span text:style-name="Strong_20_Emphasis"><text:span text:style-name="T1">Pregunta 13:</text:span></text:span> ¿Cuál es el comando para contar la cantidad de líneas en un archivo de texto en la línea de comandos?</text:p>
      <text:p text:style-name="P7"><text:span text:style-name="Strong_20_Emphasis"><text:span text:style-name="T1">Respuesta 13:</text:span></text:span> El comando para contar la cantidad de líneas en un archivo de texto es <text:span text:style-name="Source_20_Text"><text:span text:style-name="T1">wc -l</text:span></text:span>.</text:p>
      <text:p text:style-name="Horizontal_20_Line"/>
      <text:p text:style-name="P7"><text:span text:style-name="Strong_20_Emphasis"><text:span text:style-name="T1">Pregunta 14:</text:span></text:span> ¿Cuál es el comando para mostrar solo las líneas únicas en un archivo de texto en la línea de comandos?</text:p>
      <text:p text:style-name="P7"><text:span text:style-name="Strong_20_Emphasis"><text:span text:style-name="T1">Respuesta 14:</text:span></text:span> El comando para mostrar solo las líneas únicas en un archivo de texto es <text:span text:style-name="Source_20_Text"><text:span text:style-name="T1">uniq</text:span></text:span>.</text:p>
      <text:p text:style-name="Horizontal_20_Line"><text:soft-page-break/></text:p>
      <text:p text:style-name="P7"><text:span text:style-name="Strong_20_Emphasis"><text:span text:style-name="T1">Pregunta 15:</text:span></text:span> ¿Cuál es el comando para mostrar las diferencias entre dos archivos de texto en la línea de comandos?</text:p>
      <text:p text:style-name="P7"><text:span text:style-name="Strong_20_Emphasis"><text:span text:style-name="T1">Respuesta 15:</text:span></text:span> El comando para mostrar las diferencias entre dos archivos de texto es <text:span text:style-name="Source_20_Text"><text:span text:style-name="T1">diff</text:span></text:span>.</text:p>
      <text:p text:style-name="Horizontal_20_Line"/>
      <text:p text:style-name="P7"><text:span text:style-name="Strong_20_Emphasis"><text:span text:style-name="T1">Pregunta 16:</text:span></text:span> ¿Qué es un "campo" en el contexto de filtros como <text:span text:style-name="Source_20_Text"><text:span text:style-name="T1">awk</text:span></text:span> o <text:span text:style-name="Source_20_Text"><text:span text:style-name="T1">cut</text:span></text:span>?</text:p>
      <text:p text:style-name="P7"><text:span text:style-name="Strong_20_Emphasis"><text:span text:style-name="T1">Respuesta 16:</text:span></text:span> Un campo es una porción de una línea de texto que se puede identificar y procesar de manera individual. Los campos suelen estar separados por un delimitador, como un espacio o una coma.</text:p>
      <text:p text:style-name="Horizontal_20_Line"/>
      <text:p text:style-name="P7"><text:span text:style-name="Strong_20_Emphasis"><text:span text:style-name="T1">Pregunta 17:</text:span></text:span> ¿Cuál es el comando para buscar y reemplazar texto en varios archivos de texto en la línea de comandos?</text:p>
      <text:p text:style-name="P7"><text:span text:style-name="Strong_20_Emphasis"><text:span text:style-name="T1">Respuesta 17:</text:span></text:span> El comando para buscar y reemplazar texto en varios archivos de texto es <text:span text:style-name="Source_20_Text"><text:span text:style-name="T1">sed</text:span></text:span> con la opción <text:span text:style-name="Source_20_Text"><text:span text:style-name="T1">-i</text:span></text:span> y la bandera <text:span text:style-name="Source_20_Text"><text:span text:style-name="T1">-e</text:span></text:span>.</text:p>
      <text:p text:style-name="Horizontal_20_Line"/>
      <text:p text:style-name="P7"><text:span text:style-name="Strong_20_Emphasis"><text:span text:style-name="T1">Pregunta 18:</text:span></text:span> ¿Cuál es el comando para mostrar las líneas que no coinciden con un patrón en un archivo de texto en la línea de comandos?</text:p>
      <text:p text:style-name="P7"><text:span text:style-name="Strong_20_Emphasis"><text:span text:style-name="T1">Respuesta 18:</text:span></text:span> El comando para mostrar las líneas que no coinciden con un patrón en un archivo de texto es <text:span text:style-name="Source_20_Text"><text:span text:style-name="T1">grep -v</text:span></text:span>.</text:p>
      <text:p text:style-name="Horizontal_20_Line"/>
      <text:p text:style-name="P7"><text:span text:style-name="Strong_20_Emphasis"><text:span text:style-name="T1">Pregunta 19:</text:span></text:span> ¿Qué es un "delimitador" en el contexto de filtros como <text:span text:style-name="Source_20_Text"><text:span text:style-name="T1">awk</text:span></text:span> o <text:span text:style-name="Source_20_Text"><text:span text:style-name="T1">cut</text:span></text:span>?</text:p>
      <text:p text:style-name="P7"><text:span text:style-name="Strong_20_Emphasis"><text:span text:style-name="T1">Respuesta 19:</text:span></text:span> Un delimitador es un carácter o una secuencia de caracteres que se utiliza para separar campos en una línea de texto. Los delimitadores comunes incluyen espacios, comas y tabulaciones.</text:p>
      <text:p text:style-name="Horizontal_20_Line"/>
      <text:p text:style-name="P7"><text:span text:style-name="Strong_20_Emphasis"><text:span text:style-name="T1">Pregunta 20:</text:span></text:span> ¿Cuál es el comando para mostrar las estadísticas de uso de espacio en disco en la línea de comandos?</text:p>
      <text:p text:style-name="P7"><text:span text:style-name="Strong_20_Emphasis"><text:span text:style-name="T1">Respuesta 20:</text:span></text:span> El comando para mostrar las estadísticas de uso de espacio en disco es <text:span text:style-name="Source_20_Text"><text:span text:style-name="T1">df</text:span></text:span> (disk free)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Comandos GNU/linux</text:p>
        <text:p text:style-name="MP2"><text:s text:c="3"/>Procesar secuencias de texto usando filtr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32:56.329100729</dc:date>
    <meta:editing-duration>PT1H28M8S</meta:editing-duration>
    <meta:editing-cycles>18</meta:editing-cycles>
    <meta:generator>LibreOffice/7.4.1.2$Linux_X86_64 LibreOffice_project/3c58a8f3a960df8bc8fd77b461821e42c061c5f0</meta:generator>
    <meta:document-statistic meta:table-count="0" meta:image-count="2" meta:object-count="0" meta:page-count="3" meta:paragraph-count="44" meta:word-count="813" meta:character-count="4496" meta:non-whitespace-character-count="3724"/>
  </office:meta>
</office:document-meta>
</file>